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 Esta primera sección es fundamental porque <text:span text:style-name="Strong_20_Emphasis">pone en duda lo evidente</text:span>, y nos permite abrir el capítulo con una <text:span text:style-name="Strong_20_Emphasis">pregunta existencial</text:span> que todos pueden entender, pero que rara vez se examina en profundidad.</text:p>
      <text:p text:style-name="Horizontal_20_Line"/>
      <text:h text:style-name="Heading_20_2" text:outline-level="2">✳️ Propuesta general para abordar la sección</text:h>
      <text:p text:style-name="Text_20_body">Yo la dividiría en <text:span text:style-name="Strong_20_Emphasis">tres momentos</text:span>, para construir una reflexión sólida:</text:p>
      <text:p text:style-name="Horizontal_20_Line"/>
      <text:h text:style-name="Heading_20_3" text:outline-level="3">1. <text:span text:style-name="Strong_20_Emphasis">Lo evidente, lo aprendido, lo que creemos saber</text:span></text:h>
      <text:p text:style-name="Text_20_body">Abrimos con lo que nos enseñan desde niños:</text:p>
      <text:p text:style-name="Quotations">“Los seres vivos se reproducen para que su especie no se extinga.”</text:p>
      <text:p text:style-name="Text_20_body">Este tipo de afirmación parece cerrar el tema —pero no lo explica.<text:line-break/>Podemos mostrar que esto es una <text:span text:style-name="Strong_20_Emphasis">respuesta tautológica</text:span>, circular:</text:p>
      <text:p text:style-name="Quotations">Se reproducen para que existan más como ellos. ¿Pero <text:span text:style-name="Emphasis">por qué</text:span> debería ser importante que existan más?</text:p>
      <text:p text:style-name="Text_20_body">Aquí se puede hacer una breve <text:span text:style-name="Strong_20_Emphasis">provocación filosófica</text:span>:</text:p>
      <text:p text:style-name="Quotations">¿Qué importa que haya más tigres? ¿O más caracoles? ¿O más humanos?</text:p>
      <text:p text:style-name="Text_20_body">Esto abre la puerta a una reflexión más profunda.</text:p>
      <text:p text:style-name="Horizontal_20_Line"/>
      <text:h text:style-name="Heading_20_3" text:outline-level="3">2. <text:span text:style-name="Strong_20_Emphasis">Análisis lógico: ¿tiene sentido la perpetuación por sí misma?</text:span></text:h>
      <text:p text:style-name="Text_20_body">Podemos plantear dos argumentos aquí:</text:p>
      <text:list xml:id="list106705023" text:style-name="L1">
        <text:list-item>
          <text:p text:style-name="P1"><text:span text:style-name="Strong_20_Emphasis">La vida como accidente sin dirección</text:span>:<text:line-break/>Desde la biología moderna, la vida no tiene propósito. La reproducción ocurre porque ciertos genes favorecen su propia copia.</text:p>
        </text:list-item>
        <text:list-item>
          <text:p text:style-name="P1"><text:span text:style-name="Strong_20_Emphasis">El problema de la finalidad sin conciencia</text:span>:<text:line-break/>Los organismos se reproducen sin saber por qué. No eligen reproducirse para perpetuar nada. Simplemente <text:span text:style-name="Strong_20_Emphasis">reproducirse está codificado</text:span>.</text:p>
        </text:list-item>
      </text:list>
      <text:p text:style-name="Text_20_body">Esto lleva a una <text:span text:style-name="Strong_20_Emphasis">contradicción aparente</text:span>:</text:p>
      <text:p text:style-name="Quotations">Se dice que se reproducen “para perpetuar la especie”, pero ni la especie sabe que existe, ni el individuo sabe qué es perpetuar.</text:p>
      <text:p text:style-name="Text_20_body">Esto nos deja con una pregunta poderosa:</text:p>
      <text:p text:style-name="Quotations">¿No será que nos estamos perdiendo algo esencial?</text:p>
      <text:p text:style-name="Horizontal_20_Line"><text:soft-page-break/></text:p>
      <text:h text:style-name="Heading_20_3" text:outline-level="3">3. <text:span text:style-name="Strong_20_Emphasis">Propuesta de otro enfoque: la reproducción como impulso de una inteligencia mayor</text:span></text:h>
      <text:p text:style-name="Text_20_body">Aquí introducimos con suavidad la idea de que:</text:p>
      <text:list xml:id="list2471997170" text:style-name="L2">
        <text:list-item>
          <text:p text:style-name="P2">Tal vez la reproducción no tiene sentido desde el punto de vista del individuo.</text:p>
        </text:list-item>
        <text:list-item>
          <text:p text:style-name="P2">Tal vez <text:span text:style-name="Strong_20_Emphasis">el sentido no está en el individuo, sino en el sistema al que pertenece</text:span>.</text:p>
        </text:list-item>
        <text:list-item>
          <text:p text:style-name="P2">Si los seres vivos se reproducen, no es porque quieran perpetuarse, sino porque eso <text:span text:style-name="Strong_20_Emphasis">es lo que necesita el sistema para funcionar</text:span>.</text:p>
        </text:list-item>
      </text:list>
      <text:p text:style-name="Text_20_body">Y rematamos con una idea central para todo el capítulo:</text:p>
      <text:p text:style-name="Quotations"><text:span text:style-name="Strong_20_Emphasis">El individuo no sabe por qué se reproduce, pero la vida sí.</text:span></text:p>
      <text:p text:style-name="Horizontal_20_Line"/>
      <text:h text:style-name="Heading_20_2" text:outline-level="2">✅ Conclusión-resumen de esta sección (propuesta de cierre):</text:h>
      <text:p text:style-name="Quotations">Los seres vivos se reproducen, pero no por un deseo consciente ni por un mandato natural hacia la perpetuación.<text:line-break/>Se reproducen porque eso es lo que les toca hacer dentro del sistema al que pertenecen.<text:line-break/><text:span text:style-name="Strong_20_Emphasis">La vida no necesita que cada especie sobreviva; necesita seguir pensando.</text:span><text:line-break/>Y su pensamiento avanza gracias a la reproducción.</text:p>
      <text:p text:style-name="Horizontal_20_Line"/>
      <text:p text:style-name="Text_20_body">¿Querés que desarrolle esta estructura como texto narrativo completo para usar como primer borrador de la sección? ¿O preferís revisar esta propuesta por parte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0T17:46:39.309000000</meta:creation-date>
    <dc:date>2025-07-20T18:10:10.757000000</dc:date>
    <meta:editing-duration>PT13M21S</meta:editing-duration>
    <meta:editing-cycles>1</meta:editing-cycles>
    <meta:document-statistic meta:table-count="0" meta:image-count="0" meta:object-count="0" meta:page-count="2" meta:paragraph-count="29" meta:word-count="443" meta:character-count="2664" meta:non-whitespace-character-count="2255"/>
    <meta:generator>LibreOffice/7.3.5.2$Windows_X86_64 LibreOffice_project/184fe81b8c8c30d8b5082578aee2fed2ea847c01</meta:generator>
  </office:meta>
</office:document-meta>
</file>